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94c8" officeooo:paragraph-rsid="001b94c8"/>
    </style:style>
    <style:style style:name="P2" style:family="paragraph" style:parent-style-name="Standard">
      <style:paragraph-properties fo:text-align="center" style:justify-single-word="false"/>
      <style:text-properties fo:font-size="16pt" fo:font-weight="bold" officeooo:rsid="001b94c8" officeooo:paragraph-rsid="001b94c8" style:font-size-asian="16pt" style:font-weight-asian="bold" style:font-size-complex="16pt" style:font-weight-complex="bold"/>
    </style:style>
    <style:style style:name="T1" style:family="text">
      <style:text-properties officeooo:rsid="001c28cf"/>
    </style:style>
    <style:style style:name="T2" style:family="text">
      <style:text-properties officeooo:rsid="001cdcd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QL Assignment – <text:span text:style-name="T1">3</text:span></text:p>
      <text:p text:style-name="P1"/>
      <text:p text:style-name="P1"/>
      <text:p text:style-name="P1">Q1) Does ANSI recognize the data type DATE</text:p>
      <text:p text:style-name="P1"/>
      <text:p text:style-name="P1">Ans. <text:span text:style-name="T2">NO</text:span>, ANSI <text:s/><text:span text:style-name="T2">does not</text:span>recognize the data type DATE</text:p>
      <text:p text:style-name="P1"/>
      <text:p text:style-name="P1"/>
      <text:p text:style-name="P1"/>
      <text:p text:style-name="P1"/>
      <text:p text:style-name="P1">Q2) Which subdivision of SQL is used to insert values in tables?</text:p>
      <text:p text:style-name="P1"/>
      <text:p text:style-name="P1">Ans. Data Manipulation Language (DML) is used to insert values in tables. Command called insert data used to insert values in the tabl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7T16:56:13.509928958</meta:creation-date>
    <dc:date>2024-03-14T15:51:17.632372234</dc:date>
    <meta:editing-duration>PT8M7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5" meta:word-count="55" meta:character-count="311" meta:non-whitespace-character-count="259"/>
  </office:meta>
</office:document-meta>
</file>